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06fd5" officeooo:paragraph-rsid="00006fd5"/>
    </style:style>
    <style:style style:name="P2" style:family="paragraph" style:parent-style-name="Text_20_body">
      <style:text-properties officeooo:rsid="0000a1b8" officeooo:paragraph-rsid="0000a1b8"/>
    </style:style>
    <style:style style:name="P3" style:family="paragraph" style:parent-style-name="Text_20_body">
      <style:text-properties officeooo:rsid="0000a1b8" officeooo:paragraph-rsid="0002a332"/>
    </style:style>
    <style:style style:name="P4" style:family="paragraph" style:parent-style-name="Text_20_body">
      <style:text-properties officeooo:rsid="0002a332" officeooo:paragraph-rsid="0002a332"/>
    </style:style>
    <style:style style:name="P5" style:family="paragraph" style:parent-style-name="Title">
      <style:text-properties officeooo:rsid="00006fd5" officeooo:paragraph-rsid="00006fd5"/>
    </style:style>
    <style:style style:name="P6" style:family="paragraph" style:parent-style-name="Text_20_body" style:list-style-name="L1">
      <style:text-properties officeooo:rsid="00022233" officeooo:paragraph-rsid="00022233"/>
    </style:style>
    <style:style style:name="P7" style:family="paragraph" style:parent-style-name="Text_20_body" style:list-style-name="L1">
      <style:text-properties officeooo:rsid="0002a332" officeooo:paragraph-rsid="0002a332"/>
    </style:style>
    <style:style style:name="P8" style:family="paragraph" style:parent-style-name="Text_20_body">
      <style:text-properties officeooo:paragraph-rsid="0002a332"/>
    </style:style>
    <style:style style:name="P9" style:family="paragraph" style:parent-style-name="Text_20_body">
      <style:text-properties officeooo:rsid="0002c6f9" officeooo:paragraph-rsid="0003de97"/>
    </style:style>
    <style:style style:name="P10" style:family="paragraph" style:parent-style-name="Text_20_body">
      <style:text-properties officeooo:rsid="0003de97" officeooo:paragraph-rsid="0003de97"/>
    </style:style>
    <style:style style:name="P11" style:family="paragraph" style:parent-style-name="Text_20_body">
      <style:text-properties officeooo:rsid="0007e3a9" officeooo:paragraph-rsid="0009a7bb"/>
    </style:style>
    <style:style style:name="P12" style:family="paragraph" style:parent-style-name="Text_20_body">
      <style:text-properties officeooo:rsid="000b87cb" officeooo:paragraph-rsid="000b87cb"/>
    </style:style>
    <style:style style:name="P13" style:family="paragraph" style:parent-style-name="Text_20_body">
      <style:text-properties officeooo:rsid="000d6e6f" officeooo:paragraph-rsid="000d6e6f"/>
    </style:style>
    <style:style style:name="P14" style:family="paragraph" style:parent-style-name="Text_20_body" style:list-style-name="L2">
      <style:text-properties officeooo:rsid="000d6e6f" officeooo:paragraph-rsid="000d6e6f"/>
    </style:style>
    <style:style style:name="P15" style:family="paragraph" style:parent-style-name="Text_20_body">
      <style:text-properties officeooo:rsid="000e6a54" officeooo:paragraph-rsid="000e6a54"/>
    </style:style>
    <style:style style:name="P16" style:family="paragraph" style:parent-style-name="Text_20_body">
      <style:text-properties officeooo:rsid="000eb393" officeooo:paragraph-rsid="000eb393"/>
    </style:style>
    <style:style style:name="P17" style:family="paragraph" style:parent-style-name="Text_20_body">
      <style:text-properties officeooo:rsid="0012d240" officeooo:paragraph-rsid="0012d240"/>
    </style:style>
    <style:style style:name="P18" style:family="paragraph" style:parent-style-name="Heading_20_1">
      <style:text-properties officeooo:rsid="00006fd5" officeooo:paragraph-rsid="00006fd5"/>
    </style:style>
    <style:style style:name="P19" style:family="paragraph" style:parent-style-name="Heading_20_1">
      <style:text-properties officeooo:rsid="0002c6f9" officeooo:paragraph-rsid="0002c6f9"/>
    </style:style>
    <style:style style:name="T1" style:family="text">
      <style:text-properties officeooo:rsid="00070905"/>
    </style:style>
    <style:style style:name="T2" style:family="text">
      <style:text-properties officeooo:rsid="0000a1b8"/>
    </style:style>
    <style:style style:name="T3" style:family="text">
      <style:text-properties officeooo:rsid="0009a7bb"/>
    </style:style>
    <style:style style:name="T4" style:family="text">
      <style:text-properties officeooo:rsid="000eef22"/>
    </style:style>
    <style:style style:name="T5" style:family="text">
      <style:text-properties officeooo:rsid="0013618f"/>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PARK Symbol Table Structure</text:p>
      <text:h text:style-name="P18" text:outline-level="1">Overview</text:h>
      <text:p text:style-name="P1">There are certain symbols which are either unique to SPARK Classic or have extra information or checks applied to them. <text:s/>For instance, Own abstract objects are unique to SPARK Classic and packages which contain such objects require extra information and checking regarding the own objects they contain. <text:s/>Similarly, SPARK Classic subprograms have extra information relating to their global objects and their formal specification.</text:p>
      <text:p text:style-name="P2">The design of the new Examiner aims to keep the changes to the abstract tree generated by the front end to an absolute minimum, so a new symbol table is used to contain the extra information required by SPARK Classic. </text:p>
      <text:p text:style-name="P3">Considering a Classic_Own annotation (translated into an aspect and ultimately a pragma), at the place it occurs, may refer to objects and entities that may have not been declared at that place. <text:s/>A forward reference. <text:s/>For instance, a concrete own object declared in the package to which the Classic_Own annotation applies, or a type which is declared in the package.</text:p>
      <text:p text:style-name="P4">The front end may assign the wrong entity to a node in a SPARK Classic pragma if analysis is not undertaken during the front end semantic analysis. <text:s/><text:span text:style-name="T1">In particular when analysing expressions of SPARK Properties. </text:span>Unfortunately, this means the new SPARK Examiner has to provide semantic analysis for the SPARK Classic pragma <text:s/>has to be called by the front end and makes some modifications to the Atree. <text:s/><text:span text:style-name="T1">At the moment this is restricted to applying front-end semantic analysis to the expressions of Integrity and Priority properties as the entities in such expressions must already have been defined – thay cannot refer to forward declarations. <text:s/>Forward declarations and references to own objects may cause the front-end semantic analysis to fail and raise an error although it is legal SPARK. <text:s/>For this reason the remainder of the SPARK semantic analysis is performed by the Examiner back-end which has to deal with such issues.</text:span></text:p>
      <text:p text:style-name="P8"><text:span text:style-name="T2">The SPARK Classic pragma back-end semantic analyser must deal with the different scenarios described above:</text:span></text:p>
      <text:list xml:id="list2627452434" text:style-name="L1">
        <text:list-item>
          <text:p text:style-name="P6">An own object declaration will appear in the Atree as a dissociated node. <text:s/>It may be associated with a concrete object declaration later, otherwise it remains dissociated.</text:p>
        </text:list-item>
        <text:list-item>
          <text:p text:style-name="P7">The property values in an own or declare annotation may refer to entities in the Atree, for instance a previously defined type, or, for some property values may refer to an entity yet to be declared within the package in which the pragma occurs.</text:p>
        </text:list-item>
      </text:list>
      <text:h text:style-name="P19" text:outline-level="1">Proposed Structure of the Symbol Table</text:h>
      <text:p text:style-name="P10">As the Atree nodes of a SPARK Classic pragma may be dissociated, a reliable way of identifying such nodes is required. <text:s/>The pragma node itself is not dissociated and so the context of the pragma can be determined from the Atree. <text:s/>From the context of the pragma and, if the dissociated node is an identifier, the identifier string can combined to form a unique name for the item. <text:s/>This can be used as a key into the symbol table or more efficiently an intern of the string could be used.</text:p>
      <text:p text:style-name="P9"><text:soft-page-break/>Some of the extra information that is needed by SPARK takes the form of lists, e.g., global lists. <text:s/>It would be convenient to use the Elist data structure predefined by the front end for such lists. <text:s/>The lists take the form of lists of Atree nodes but the nodes may be dissociated and not useful. <text:s/>To overcome this it is proposed there is a second table which maps nodes representing items in SPARK Classic pragmas to the unique names created for the nodes. <text:s/>Again, for efficiency, the intern of the unique name would be associated with the node. </text:p>
      <text:p text:style-name="P11">The SPARK symbol <text:span text:style-name="T3">table only includes i</text:span>tems that are in SPARK but not in <text:span text:style-name="T3">Ada and Ada entities that have extra SPARK semantics extended by annotations, for instance subprograms, packages, and tasks. <text:s/>Unique SPARK items will have to indexed by their extended name (or at least the intern version of their unique name). <text:s/>Ada entities can be indexed by their entity node or their declaration node (not sure which yet).</text:span></text:p>
      <text:p text:style-name="P12">Perhaps a solution for unique SPARK items is build up the extended name of the item from its context and use this as an index into a map which gives the Atree node representing the declaration of the item in the pragma. <text:s/>The details of the item are then recorded in the main table and referenced by this node.</text:p>
      <text:p text:style-name="P13">Using this approach, the structure is:</text:p>
      <text:list xml:id="list1530150188" text:style-name="L2">
        <text:list-item>
          <text:p text:style-name="P14">The main table is indexed by declaration node,</text:p>
        </text:list-item>
        <text:list-item>
          <text:p text:style-name="P14">The main table contains all the extra semantic information required by SPARK for each declaration therein,</text:p>
        </text:list-item>
        <text:list-item>
          <text:p text:style-name="P14">A secondary table indexed by the intern version of the extended name of the uniquely SPARK items which maps their name to their declaration node.</text:p>
        </text:list-item>
      </text:list>
      <text:p text:style-name="P15">This seems to be a workable solution provided the intern of the extended name is included in the main table for each declaration (not strictly required for Ada entities).</text:p>
      <text:p text:style-name="P16">A <text:span text:style-name="T4">SPARK dependency has no defining identifier but it is convenient to each dependency clause (as opposed to the entire dependency relation) in the symbol table. <text:s/>For the purposes of its index each dependency clause will be identified by the Atree node of the N_Extension_Aggregate that defines the dependency_clause. <text:s/>Note there could be scope for storage minimisation here as many dependency clauses may be the same. <text:s/>In fact further optimisation might be possible if the exports and imports are placed in separate entries in the symbol table because many imports lists may be the same. To do something like this something more elaborate than Elists may be required, eg red/black trees or the container ordered maps to keep the lists ordered.</text:span></text:p>
      <text:p text:style-name="P17">Perhaps the Atree node of the N_Extension aggregate is no the best choice as a procedure will have a SPARK dependency relation even if one is not specified. <text:s/><text:span text:style-name="T5">May be the subprogram specification node would be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0T16:00:27.618275157</meta:creation-date>
    <dc:date>2022-07-12T17:51:28.232487974</dc:date>
    <meta:editing-duration>PT8M6S</meta:editing-duration>
    <meta:editing-cycles>2</meta:editing-cycles>
    <meta:generator>LibreOffice/6.1.5.2$Linux_X86_64 LibreOffice_project/10$Build-2</meta:generator>
    <meta:document-statistic meta:table-count="0" meta:image-count="0" meta:object-count="0" meta:page-count="2" meta:paragraph-count="21" meta:word-count="974" meta:character-count="5764" meta:non-whitespace-character-count="4789"/>
  </office:meta>
</office:document-meta>
</file>